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c689f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bd8c4" officeooo:paragraph-rsid="001bd8c4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0db710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e26a6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sistema" style:list-style-name="Numerazione_20_UC">
      <style:text-properties fo:font-weight="normal" officeooo:rsid="001c689f" officeooo:paragraph-rsid="001c689f" style:font-weight-asian="normal" style:font-weight-complex="normal"/>
    </style:style>
    <style:style style:name="P16" style:family="paragraph" style:parent-style-name="Table_20_Contents">
      <style:text-properties officeooo:rsid="001c689f" officeooo:paragraph-rsid="001c689f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a4f08"/>
    </style:style>
    <style:style style:name="T7" style:family="text">
      <style:text-properties officeooo:rsid="001bd8c4"/>
    </style:style>
    <style:style style:name="T8" style:family="text">
      <style:text-properties officeooo:rsid="001c689f"/>
    </style:style>
    <style:style style:name="T9" style:family="text">
      <style:text-properties officeooo:rsid="000db71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8">Psicopedagogo </text:span><text:span text:style-name="T7">Visualizza </text:span><text:span text:style-name="T8">Programma educativo 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8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7">i</text:span></text:p>
          </table:table-cell>
          <table:table-cell table:style-name="Tabella33.B2" office:value-type="string">
            <text:list xml:id="list40540711" text:style-name="Numerazione_20_UC">
              <text:list-header>
                <text:p text:style-name="P12"><text:span text:style-name="T6"/></text:p>
              </text:list-header>
              <text:list-item text:start-value="1">
                <text:p text:style-name="P13"><text:span text:style-name="T2">L'utente </text:span><text:span text:style-name="T9"><text:s/>accede alla sezione </text:span>Registro</text:p>
              </text:list-item>
              <text:list-item>
                <text:p text:style-name="P13">L'utente seleziona la classe per cui vuole <text:span text:style-name="T7">visualizzare il </text:span><text:span text:style-name="T8">programma educativo settimanale</text:span></text:p>
                <text:p text:style-name="P15">3.Il sistema mostra il programma settimanale per la classe selezionata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3">mostra </text:span><text:span text:style-name="T8">il programma settimanale per la classe selezionata 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0532945" text:style-name="L1">
              <text:list-item>
                <text:p text:style-name="P11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'utente deve poter visualizzare <text:span text:style-name="T8">il programma settimanale</text:span> entro 2 secondi </text:p>
          </table:table-cell>
        </table:table-row>
      </table:table>
      <text:p text:style-name="P10"/>
      <text:p text:style-name="P6"><text:span text:style-name="T5">UC_H_</text:span><text:span text:style-name="T8">62</text:span><text:span text:style-name="T5">_</text:span><text:span text:style-name="T8">psicopedagogo</text:span><text:span text:style-name="T7">_</text:span><text:span text:style-name="T8">visualizza_programma_educativo_settimanale</text:span><text:span text:style-name="T5">: </text:span><text:span text:style-name="T8">Psicopedagogo </text:span><text:span text:style-name="T7">Visualizza </text:span><text:span text:style-name="T8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1</meta:editing-cycles>
    <meta:generator>LibreOffice/3.6$Windows_x86 LibreOffice_project/da8c1e6-fd468f4-454e206-f42a4a9-143cfd</meta:generator>
    <dc:date>2012-11-07T20:39:44.25</dc:date>
    <meta:document-statistic meta:table-count="1" meta:image-count="0" meta:object-count="0" meta:page-count="1" meta:paragraph-count="19" meta:word-count="110" meta:character-count="859" meta:non-whitespace-character-count="769"/>
  </office:meta>
</office:document-meta>
</file>